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7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8cm" svg:height="7.6cm" svg:x="1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75cm" svg:height="0.933cm" svg:x="2.225cm" svg:y="4.667cm">
          <draw:text-box>
            <text:p>r</text:p>
          </draw:text-box>
        </draw:frame>
        <draw:frame draw:style-name="gr3" draw:layer="layout" svg:width="1.075cm" svg:height="1.1cm" svg:x="2.425cm" svg:y="7.6cm">
          <draw:text-box>
            <text:p>l</text:p>
          </draw:text-box>
        </draw:frame>
        <draw:custom-shape draw:style-name="gr4" draw:text-style-name="P3" draw:layer="layout" svg:width="2.9cm" svg:height="2.1cm" svg:x="4.8cm" svg:y="7.9cm">
          <text:p text:style-name="P2"><text:span text:style-name="T1">op_m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5cm" svg:y1="7.2cm" svg:x2="15cm" svg:y2="7.2cm">
          <text:p/>
        </draw:line>
        <draw:line draw:style-name="gr5" draw:text-style-name="P2" draw:layer="layout" svg:x1="3cm" svg:y1="5.1cm" svg:x2="5.3cm" svg:y2="4.9cm">
          <text:p/>
        </draw:line>
        <draw:custom-shape draw:style-name="gr4" draw:text-style-name="P3" draw:layer="layout" svg:width="3.4cm" svg:height="2.1cm" svg:x="5.3cm" svg:y="4.2cm">
          <text:p text:style-name="P2"><text:span text:style-name="T1">op_l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1cm" svg:y1="8.1cm" svg:x2="4.9cm" svg:y2="8.9cm">
          <text:p/>
        </draw:line>
        <draw:line draw:style-name="gr5" draw:text-style-name="P2" draw:layer="layout" svg:x1="6.9cm" svg:y1="6.3cm" svg:x2="5.9cm" svg:y2="7.9cm">
          <text:p/>
        </draw:line>
        <draw:frame draw:style-name="gr6" draw:layer="layout" svg:width="6.3cm" svg:height="0.95cm" svg:x="1.1cm" svg:y="1.25cm">
          <draw:text-box>
            <text:p>def <text:s/>cross_enropy</text:p>
          </draw:text-box>
        </draw:frame>
        <draw:custom-shape draw:style-name="gr4" draw:text-style-name="P3" draw:layer="layout" svg:width="2.7cm" svg:height="2.1cm" svg:x="7.8cm" svg:y="6.1cm">
          <text:p text:style-name="P2"><text:span text:style-name="T1">op_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8cm" svg:y1="8.9cm" svg:x2="9.1cm" svg:y2="8.2cm">
          <text:p/>
        </draw:line>
        <draw:frame draw:style-name="gr7" draw:layer="layout" svg:width="1.775cm" svg:height="1cm" svg:x="11.025cm" svg:y="6.3cm">
          <draw:text-box>
            <text:p>-1</text:p>
          </draw:text-box>
        </draw:frame>
        <draw:frame draw:style-name="gr8" draw:text-style-name="P4" draw:layer="layout" svg:width="4.4cm" svg:height="1.167cm" svg:x="11.5cm" svg:y="9.1cm">
          <draw:text-box>
            <text:p text:style-name="P4"><text:span text:style-name="T2">※</text:span><text:span text:style-name="T2">総和を取って</text:span></text:p>
            <text:p text:style-name="P4"><text:span text:style-name="T2"><text:s text:c="3"/></text:span><text:span text:style-name="T2">-1 </text:span><text:span text:style-name="T2">倍してから出力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10T19:03:40</dc:date>
    <dc:creator>tokai </dc:creator>
    <meta:editing-duration>PT15M37S</meta:editing-duration>
    <meta:editing-cycles>22</meta:editing-cycles>
    <meta:generator>LibreOffice/3.5$Linux_x86 LibreOffice_project/350m1$Build-2</meta:generator>
    <meta:document-statistic meta:object-count="14"/>
  </office:meta>
</office:document-meta>
</file>